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.Command( String name , String ico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mand.do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mand.Command( String name , int mnemoni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